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19.21mm" svg:height="115.81mm" svg:x="73.43mm" svg:y="5.05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854.9773333333" calcext:value-type="float">
            <text:p>14854.977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904.4943333333" calcext:value-type="float">
            <text:p>36904.494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3523.6303333333" calcext:value-type="float">
            <text:p>63523.630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8442.9271666667" calcext:value-type="float">
            <text:p>88442.927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264.537" calcext:value-type="float">
            <text:p>78264.5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2146.0966666667" calcext:value-type="float">
            <text:p>72146.09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9757.5268333333" calcext:value-type="float">
            <text:p>59757.5268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7099.8993333333" calcext:value-type="float">
            <text:p>47099.899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269.9515" calcext:value-type="float">
            <text:p>35269.95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3105.6616666667" calcext:value-type="float">
            <text:p>23105.661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4348.1138333333" calcext:value-type="float">
            <text:p>14348.1138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1626.0208333333" calcext:value-type="float">
            <text:p>11626.0208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774.9886666667" calcext:value-type="float">
            <text:p>13774.988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556.51283333333" calcext:value-type="float">
            <text:p>9556.5128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269.53805879984" calcext:value-type="float">
            <text:p>8269.53805879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6221.3295" calcext:value-type="float">
            <text:p>6221.3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12:18.986555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5:12:40.010309142</dc:date>
    <meta:editing-duration>PT34M58S</meta:editing-duration>
    <meta:editing-cycles>5</meta:editing-cycles>
    <meta:generator>LibreOffice/5.1.4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22cm" svg:height="11.582cm" xlink:href=".." xlink:type="simple" chart:class="chart:scatter" chart:style-name="ch1">
        <chart:legend chart:legend-position="end" svg:x="8.832cm" svg:y="4.745cm" style:legend-expansion="high" chart:style-name="ch2"/>
        <chart:plot-area chart:style-name="ch3" table:cell-range-address="robotOffset_avg.A2:robotOffset_avg.A5 robotOffset_avg.C2:robotOffset_avg.C17" chart:data-source-has-labels="both" svg:x="1.249cm" svg:y="0.231cm" svg:width="7.345cm" svg:height="10.139cm">
          <chartooo:coordinate-region svg:x="2.426cm" svg:y="0.43cm" svg:width="5.796cm" svg:height="9.293cm"/>
          <chart:axis chart:dimension="x" chart:name="primary-x" chart:style-name="ch4" chartooo:axis-type="auto">
            <chart:title svg:x="2.76cm" svg:y="10.601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451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&quot;" chart:class="chart:scatter">
            <chart:data-point chart:repeated="4"/>
          </chart:series>
          <chart:series chart:style-name="ch10" chart:values-cell-range-address="robotOffset_avg.C10:robotOffset_avg.C13" loext:label-string="&quot;9% robots&quot;" chart:class="chart:scatter">
            <chart:data-point chart:repeated="4"/>
          </chart:series>
          <chart:series chart:style-name="ch11" chart:values-cell-range-address="robotOffset_avg.C14:robotOffset_avg.C17" loext:label-string="&quot;11% robots&quot;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</text:p>
              </table:table-cell>
              <table:table-cell office:value-type="string">
                <text:p>6% robots</text:p>
              </table:table-cell>
              <table:table-cell office:value-type="string">
                <text:p>9% robots</text:p>
              </table:table-cell>
              <table:table-cell office:value-type="string">
                <text:p>11% robot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14854.9773333333">
                <text:p>14854.9773333333</text:p>
                <draw:g>
                  <svg:desc>robotOffset_avg.C2:robotOffset_avg.C5</svg:desc>
                </draw:g>
              </table:table-cell>
              <table:table-cell office:value-type="float" office:value="78264.537">
                <text:p>78264.537</text:p>
                <draw:g>
                  <svg:desc>robotOffset_avg.C6:robotOffset_avg.C9</svg:desc>
                </draw:g>
              </table:table-cell>
              <table:table-cell office:value-type="float" office:value="35269.9515">
                <text:p>35269.9515</text:p>
                <draw:g>
                  <svg:desc>robotOffset_avg.C10:robotOffset_avg.C13</svg:desc>
                </draw:g>
              </table:table-cell>
              <table:table-cell office:value-type="float" office:value="13774.9886666667">
                <text:p>13774.9886666667</text:p>
                <draw:g>
                  <svg:desc>robotOffset_avg.C14:robotOffset_avg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904.4943333333">
                <text:p>36904.4943333333</text:p>
              </table:table-cell>
              <table:table-cell office:value-type="float" office:value="72146.0966666667">
                <text:p>72146.0966666667</text:p>
              </table:table-cell>
              <table:table-cell office:value-type="float" office:value="23105.6616666667">
                <text:p>23105.6616666667</text:p>
              </table:table-cell>
              <table:table-cell office:value-type="float" office:value="9556.51283333333">
                <text:p>9556.5128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3523.6303333333">
                <text:p>63523.6303333333</text:p>
              </table:table-cell>
              <table:table-cell office:value-type="float" office:value="59757.5268333333">
                <text:p>59757.5268333333</text:p>
              </table:table-cell>
              <table:table-cell office:value-type="float" office:value="14348.1138333333">
                <text:p>14348.1138333333</text:p>
              </table:table-cell>
              <table:table-cell office:value-type="float" office:value="8269.53805879984">
                <text:p>8269.538058799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8442.9271666667">
                <text:p>88442.9271666667</text:p>
              </table:table-cell>
              <table:table-cell office:value-type="float" office:value="47099.8993333333">
                <text:p>47099.8993333333</text:p>
              </table:table-cell>
              <table:table-cell office:value-type="float" office:value="11626.0208333333">
                <text:p>11626.0208333333</text:p>
              </table:table-cell>
              <table:table-cell office:value-type="float" office:value="6221.3295">
                <text:p>6221.3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